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fo:letter-spacing="normal" fo:font-weight="bold" officeooo:rsid="001d06db" officeooo:paragraph-rsid="0023cb5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fo:letter-spacing="normal" fo:font-weight="bold" officeooo:rsid="002627fc" officeooo:paragraph-rsid="0026d4d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23cb5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23cb52"/>
    </style:style>
    <style:style style:name="P5" style:family="paragraph" style:parent-style-name="Standard">
      <style:paragraph-properties fo:text-align="center" style:justify-single-word="false"/>
      <style:text-properties fo:font-size="13pt" fo:font-weight="bold" officeooo:paragraph-rsid="0023cb52" style:font-size-asian="13pt" style:font-weight-asian="bold" style:font-size-complex="13pt" style:font-weight-complex="bold"/>
    </style:style>
    <style:style style:name="P6" style:family="paragraph" style:parent-style-name="Standard">
      <style:text-properties officeooo:paragraph-rsid="0023cb52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fo:letter-spacing="normal" fo:font-weight="normal" officeooo:rsid="00245b4e" officeooo:paragraph-rsid="00245b4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fo:letter-spacing="normal" fo:font-weight="bold" officeooo:rsid="001d06db" officeooo:paragraph-rsid="0023cb52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fo:font-size="12pt" fo:letter-spacing="normal" fo:font-weight="normal" officeooo:rsid="002627fc" officeooo:paragraph-rsid="002627f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fo:font-size="12pt" fo:letter-spacing="normal" fo:font-weight="normal" officeooo:rsid="002627fc" officeooo:paragraph-rsid="0026d4d4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222222" style:text-position="0% 100%" fo:font-size="12pt" fo:letter-spacing="normal" fo:font-weight="normal" officeooo:rsid="002627fc" officeooo:paragraph-rsid="002627fc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fo:font-size="12pt" fo:letter-spacing="normal" fo:font-weight="normal" officeooo:rsid="0026d4d4" officeooo:paragraph-rsid="002627fc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fo:font-size="12pt" fo:letter-spacing="normal" fo:font-weight="normal" officeooo:rsid="0026d4d4" officeooo:paragraph-rsid="0026d4d4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fo:font-size="12pt" fo:letter-spacing="normal" fo:font-weight="normal" officeooo:rsid="00270638" officeooo:paragraph-rsid="00270638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fo:font-size="12pt" fo:letter-spacing="normal" fo:font-weight="normal" officeooo:rsid="0023cb52" officeooo:paragraph-rsid="0023cb52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fo:font-size="12pt" fo:letter-spacing="normal" fo:font-weight="normal" officeooo:rsid="00245b4e" officeooo:paragraph-rsid="0023cb52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fo:font-size="12pt" fo:letter-spacing="normal" fo:font-weight="normal" officeooo:rsid="00245b4e" officeooo:paragraph-rsid="00245b4e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fo:font-size="12pt" fo:letter-spacing="normal" fo:font-weight="normal" officeooo:rsid="00245b4e" officeooo:paragraph-rsid="002627fc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color="#222222" style:text-position="0% 100%" fo:font-size="12pt" fo:letter-spacing="normal" fo:font-weight="bold" officeooo:rsid="002627fc" officeooo:paragraph-rsid="0026d4d4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officeooo:paragraph-rsid="0023cb52"/>
    </style:style>
    <style:style style:name="P21" style:family="paragraph" style:parent-style-name="Standard">
      <style:paragraph-properties fo:text-align="center" style:justify-single-word="false"/>
      <style:text-properties fo:font-size="13pt" fo:font-weight="bold" officeooo:rsid="001faaea" officeooo:paragraph-rsid="0023cb52" style:font-size-asian="13pt" style:font-weight-asian="bold" style:font-size-complex="13pt" style:font-weight-complex="bold"/>
    </style:style>
    <style:style style:name="P22" style:family="paragraph">
      <style:paragraph-properties fo:text-align="center"/>
    </style:style>
    <style:style style:name="T1" style:family="text">
      <style:text-properties officeooo:rsid="001faaea"/>
    </style:style>
    <style:style style:name="T2" style:family="text">
      <style:text-properties officeooo:rsid="0028def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cd93a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45b4e" style:font-weight-asian="normal" style:font-weight-complex="normal"/>
    </style:style>
    <style:style style:name="T7" style:family="text">
      <style:text-properties fo:font-weight="normal" officeooo:rsid="002627fc" style:font-weight-asian="normal" style:font-weight-complex="normal"/>
    </style:style>
    <style:style style:name="T8" style:family="text">
      <style:text-properties fo:font-weight="normal" officeooo:rsid="0026d4d4" style:font-weight-asian="normal" style:font-weight-complex="normal"/>
    </style:style>
    <style:style style:name="T9" style:family="text">
      <style:text-properties fo:font-weight="normal" officeooo:rsid="00270638" style:font-weight-asian="normal" style:font-weight-complex="normal"/>
    </style:style>
    <style:style style:name="T10" style:family="text">
      <style:text-properties style:text-position="super 58%" fo:font-size="12pt" fo:font-weight="normal" officeooo:rsid="00270638" style:font-size-asian="12pt" style:font-weight-asian="normal" style:font-size-complex="12pt" style:font-weight-complex="normal"/>
    </style:style>
    <style:style style:name="T11" style:family="text">
      <style:text-properties style:text-position="super 58%" fo:font-weight="normal" officeooo:rsid="00270638" style:font-weight-asian="normal" style:font-weight-complex="normal"/>
    </style:style>
    <style:style style:name="T12" style:family="text">
      <style:text-properties style:text-position="super 58%" officeooo:rsid="00270638"/>
    </style:style>
    <style:style style:name="T13" style:family="text">
      <style:text-properties officeooo:rsid="0023cb52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officeooo:rsid="0026d4d4" style:font-size-asian="14pt" style:font-size-complex="14pt"/>
    </style:style>
    <style:style style:name="T18" style:family="text">
      <style:text-properties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font-size="14pt" fo:font-weight="normal" officeooo:rsid="0026d4d4" style:font-size-asian="14pt" style:font-weight-asian="normal" style:font-size-complex="14pt" style:font-weight-complex="normal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26d4d4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270638" style:font-size-asian="12pt" style:font-weight-asian="normal" style:font-size-complex="12pt" style:font-weight-complex="normal"/>
    </style:style>
    <style:style style:name="T24" style:family="text">
      <style:text-properties style:text-position="sub 58%" fo:font-size="12pt" fo:font-weight="normal" officeooo:rsid="00270638" style:font-size-asian="12pt" style:font-weight-asian="normal" style:font-size-complex="12pt" style:font-weight-complex="normal"/>
    </style:style>
    <style:style style:name="T25" style:family="text">
      <style:text-properties style:text-position="sub 58%" fo:font-weight="normal" officeooo:rsid="00270638" style:font-weight-asian="normal" style:font-weight-complex="normal"/>
    </style:style>
    <style:style style:name="T26" style:family="text">
      <style:text-properties style:text-position="sub 58%" officeooo:rsid="00270638"/>
    </style:style>
    <style:style style:name="T27" style:family="text">
      <style:text-properties fo:font-size="8pt" style:font-size-asian="8pt" style:font-size-complex="8pt"/>
    </style:style>
    <style:style style:name="T28" style:family="text">
      <style:text-properties officeooo:rsid="0026d4d4"/>
    </style:style>
    <style:style style:name="T29" style:family="text">
      <style:text-properties fo:font-size="10.5pt" style:font-size-asian="10.5pt" style:font-size-complex="10.5pt"/>
    </style:style>
    <style:style style:name="T30" style:family="text">
      <style:text-properties officeooo:rsid="00245b4e"/>
    </style:style>
    <style:style style:name="T31" style:family="text">
      <style:text-properties officeooo:rsid="002627fc"/>
    </style:style>
    <style:style style:name="T32" style:family="text">
      <style:text-properties officeooo:rsid="0027063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5">B.E. <text:span text:style-name="T4">IV</text:span> st Semester (Main &amp; Re ) Examination, <text:span text:style-name="T4">May</text:span>-201<text:span text:style-name="T13">6</text:span></text:p>
      <text:p text:style-name="P5"/>
      <text:p text:style-name="P5">BASIC<text:span text:style-name="T1"> FLUID MECHANICS AND RATE PROCESS</text:span></text:p>
      <text:p text:style-name="P4"/>
      <text:p text:style-name="P4"/>
      <text:p text:style-name="P4"/>
      <text:p text:style-name="P6">Time: Three Hours <text:s text:c="95"/>Maximum Marks:<text:span text:style-name="T2">60</text:span> <text:s text:c="57"/></text:p>
      <text:p text:style-name="P6"><draw:line text:anchor-type="paragraph" draw:z-index="0" draw:name="Shape1" draw:style-name="gr1" draw:text-style-name="P22" svg:x1="-0.5335in" svg:y1="0.0043in" svg:x2="7.3921in" svg:y2="0.0043in"><text:p/></draw:line></text:p>
      <text:p text:style-name="P6"/>
      <text:p text:style-name="P6"><text:span text:style-name="T3">Note <text:s text:c="11"/></text:span>: Attempt all questions form Sections – A four questions form Sections – B and three</text:p>
      <text:p text:style-name="P6"><text:s text:c="22"/>questions from Section – C.</text:p>
      <text:p text:style-name="P6"><text:span text:style-name="T3">Section – A </text:span>: Filling the blanks /MCQs/True, false <text:s text:c="55"/>1 * 10 = 10</text:p>
      <text:p text:style-name="P6"><text:span text:style-name="T3">Section – B</text:span> : Shrot Answer type questions. <text:s text:c="67"/>5 * 4 = 20</text:p>
      <text:p text:style-name="P6"><text:span text:style-name="T3">Section – C</text:span> : Long/descriptive answer type questions. <text:s text:c="49"/>10 * 3 = 30</text:p>
      <text:p text:style-name="P6"/>
      <text:p text:style-name="P3"/>
      <text:p text:style-name="P1"><text:span text:style-name="T4"><text:s text:c="71"/></text:span>SECTION – A</text:p>
      <text:p text:style-name="P1"/>
      <text:p text:style-name="P1"/>
      <text:p text:style-name="P15">1. The viscosity of liquids ……………………..with increase in temperature.</text:p>
      <text:p text:style-name="P15"/>
      <text:p text:style-name="P15">(a)Decrease</text:p>
      <text:p text:style-name="P15">(b)Increase </text:p>
      <text:p text:style-name="P15">(c)First decrease than increase </text:p>
      <text:p text:style-name="P15">(d)No effect on viscosity</text:p>
      <text:p text:style-name="P15"/>
      <text:p text:style-name="P15">2.The pressure of a liquid on a surface will always act ……………. to the surface.</text:p>
      <text:p text:style-name="P15"/>
      <text:p text:style-name="P15">(a)Parallel</text:p>
      <text:p text:style-name="P15">(b)Normal</text:p>
      <text:p text:style-name="P15">(c)45<text:span text:style-name="T30">°</text:span></text:p>
      <text:p text:style-name="P15">(d)<text:span text:style-name="T30">60°</text:span></text:p>
      <text:p text:style-name="P16"/>
      <text:p text:style-name="P17">3.An ice-cube is floating in glass of water .As the cube melts the water level.</text:p>
      <text:p text:style-name="P17"/>
      <text:p text:style-name="P17">(a)remain constant </text:p>
      <text:p text:style-name="P17">(b)falls </text:p>
      <text:p text:style-name="P17">(c)rises </text:p>
      <text:p text:style-name="P17">(d)none of the above</text:p>
      <text:p text:style-name="P17"/>
      <text:p text:style-name="P17">4.If the Reynold’s number is less than 2000 , the flow in pipe is :</text:p>
      <text:p text:style-name="P17"/>
      <text:p text:style-name="P17">(a)streamline</text:p>
      <text:p text:style-name="P17">(b)path line</text:p>
      <text:p text:style-name="P17">(c)streak line</text:p>
      <text:p text:style-name="P17">(d)none of the above</text:p>
      <text:p text:style-name="P17"/>
      <text:p text:style-name="P17"><text:soft-page-break/>5.The <text:s/>path followed by fluid particle in motion is called a:</text:p>
      <text:p text:style-name="P17"/>
      <text:p text:style-name="P17">(a)streamline</text:p>
      <text:p text:style-name="P17">(b)path line </text:p>
      <text:p text:style-name="P17">(c)streak line </text:p>
      <text:p text:style-name="P17">(d)None of the above</text:p>
      <text:p text:style-name="P17"/>
      <text:p text:style-name="P17">6.Dynamic similarity between the model and prototype is the:</text:p>
      <text:p text:style-name="P17"/>
      <text:p text:style-name="P17">(a)similarity of the motion <text:s/></text:p>
      <text:p text:style-name="P17">(b)similarity of the lengths</text:p>
      <text:p text:style-name="P17">(c)similarity of forces </text:p>
      <text:p text:style-name="P17">(d)None of the above</text:p>
      <text:p text:style-name="P17"/>
      <text:p text:style-name="P17">7.On account of which of the following boundary layer exists?</text:p>
      <text:p text:style-name="P17"/>
      <text:p text:style-name="P17">(a)Surface tension</text:p>
      <text:p text:style-name="P17">(b)Gravitational force </text:p>
      <text:p text:style-name="P17">(c)Viscosity of the fluid </text:p>
      <text:p text:style-name="P17">(d)None of the above</text:p>
      <text:p text:style-name="P17"/>
      <text:p text:style-name="P17">8.The flow is said to be subsonic when Mach number is:</text:p>
      <text:p text:style-name="P17"/>
      <text:p text:style-name="P17">(a)equal to unity</text:p>
      <text:p text:style-name="P17">(b)less than unity</text:p>
      <text:p text:style-name="P17">(c)greater than unity</text:p>
      <text:p text:style-name="P17">(d)none of the above</text:p>
      <text:p text:style-name="P17"/>
      <text:p text:style-name="P17">9.Which of the following equation is known as momentum principle:</text:p>
      <text:p text:style-name="P17"/>
      <text:p text:style-name="P17">(<text:span text:style-name="T31">a</text:span>)F=<draw:frame draw:style-name="fr1" draw:name="Object1" text:anchor-type="as-char" svg:y="-0.2799in" svg:width="0.6181in" svg:height="0.4283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8">(<text:span text:style-name="T31">b</text:span>)F=<draw:frame draw:style-name="fr1" draw:name="Object2" text:anchor-type="as-char" svg:y="-0.2437in" svg:width="0.2807in" svg:height="0.3929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8">(<text:span text:style-name="T31">c</text:span>)F=<draw:frame draw:style-name="fr1" draw:name="Object3" text:anchor-type="as-char" svg:y="-0.2598in" svg:width="0.5429in" svg:height="0.4083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8">(<text:span text:style-name="T31">d</text:span>)F=<draw:frame draw:style-name="fr1" draw:name="Object4" text:anchor-type="as-char" svg:y="-0.2598in" svg:width="0.5429in" svg:height="0.4319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9"/>
      <text:p text:style-name="P9">10.A streamline is one :</text:p>
      <text:p text:style-name="P9"/>
      <text:p text:style-name="P9">(a)In which the flow cannot cross the surface </text:p>
      <text:p text:style-name="P9">(b)Which has conbstant area throughout its length</text:p>
      <text:p text:style-name="P9">(c)<text:span text:style-name="T15">In which stream function does not change</text:span></text:p>
      <text:p text:style-name="P9">(d)None of these</text:p>
      <text:p text:style-name="P9"/>
      <text:p text:style-name="P9"/>
      <text:p text:style-name="P11"><text:s/><text:span text:style-name="T3">Section - B</text:span></text:p>
      <text:p text:style-name="P9"><text:soft-page-break/></text:p>
      <text:p text:style-name="P9"/>
      <text:p text:style-name="P9">1.What is capillarity? Derive expression for height of capillary rise.</text:p>
      <text:p text:style-name="P9"/>
      <text:p text:style-name="P9">2.Derive the 3-D continuity equation in Cartesian co-ordinates.</text:p>
      <text:p text:style-name="P9"/>
      <text:p text:style-name="P9">3.State the momentum equation .How will you apply momentum equation for determining the force exerted by a flowing liquid on a pipe bend .</text:p>
      <text:p text:style-name="P9"/>
      <text:p text:style-name="P9">4.What do you mean by separation of boundary layer ?What is the effect of the pressure gradient <text:s/>on boundary layer separation.</text:p>
      <text:p text:style-name="P9"/>
      <text:p text:style-name="P9">5.Derive the expression for general heat conduction equation in Cartesian co-ordinates.</text:p>
      <text:p text:style-name="P9"/>
      <text:p text:style-name="P9">6. <text:span text:style-name="T28">Explain briefly the term ‘mass transfer’ and <text:s/>enumerate application of mass transfer.</text:span></text:p>
      <text:p text:style-name="P12"/>
      <text:p text:style-name="P12"/>
      <text:p text:style-name="P19">Section - <text:span text:style-name="T28">C</text:span></text:p>
      <text:p text:style-name="P13"/>
      <text:p text:style-name="P10"><text:span text:style-name="T28">1. (a)A plate 0.025 mm distant from a fixed plate ,moves at 60cm/s and requires a force of 2N per unit <text:s text:c="2"/>area to maintain this speed. Determine <text:s/>the fluid viscosity between the plates.</text:span></text:p>
      <text:p text:style-name="P13"><text:s text:c="6"/>(b)Differentiate between:</text:p>
      <text:p text:style-name="P13"><text:s text:c="6"/>(i)Steady and unsteady flow </text:p>
      <text:p text:style-name="P13"><text:s text:c="6"/>(ii)Uniform and non uniform flow</text:p>
      <text:p text:style-name="P13"/>
      <text:p text:style-name="P13">2. Explain the different types of the hydraulic similarities that must exist between a prototype and its <text:s text:c="3"/>model.</text:p>
      <text:p text:style-name="P13"/>
      <text:p text:style-name="P13">3. A man weighing 90kg descends to the ground from an aeroplane <text:span text:style-name="T32">with the help of a parachute against the resistance of the air .The velocity with which the parachute ,which is hemispherical in shape ,comes down is 20m/s.Find the diameter of the parachute .Assume C</text:span><text:span text:style-name="T26">D</text:span><text:span text:style-name="T32">=0.5 and density of the air=1.25kg/m</text:span><text:span text:style-name="T12">3</text:span><text:span text:style-name="T32">.</text:span></text:p>
      <text:p text:style-name="P14"/>
      <text:p text:style-name="P14">4. State the Bernoulli's theorem for incompressible flow and compressible flow .Derive the expression for Bernoulli’s equation for incompressible flow.</text:p>
      <text:p text:style-name="P14"/>
      <text:p text:style-name="P14">5. Write short notes on any four:</text:p>
      <text:p text:style-name="P14"/>
      <text:p text:style-name="P14">(a)Molar concentration</text:p>
      <text:p text:style-name="P14">(b)Drag and lift </text:p>
      <text:p text:style-name="P14">(c)Conduction of heat </text:p>
      <text:p text:style-name="P14">(d)Mach Number</text:p>
      <text:p text:style-name="P14">(e)An aerofoil</text:p>
      <text:p text:style-name="P14">(f)Laminar boundary layer</text:p>
      <text:p text:style-name="P2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0T22:14:31.326000000</meta:creation-date>
    <dc:date>2020-08-31T12:28:22.629114157</dc:date>
    <meta:editing-duration>PT51M24S</meta:editing-duration>
    <meta:editing-cycles>5</meta:editing-cycles>
    <meta:generator>LibreOffice/6.4.6.2$Linux_X86_64 LibreOffice_project/40$Build-2</meta:generator>
    <meta:document-statistic meta:table-count="0" meta:image-count="0" meta:object-count="4" meta:page-count="3" meta:paragraph-count="81" meta:word-count="546" meta:character-count="3801" meta:non-whitespace-character-count="2857"/>
  </office:meta>
</office:document-meta>
</file>

<file path=Object 1/content.xml><?xml version="1.0" encoding="utf-8"?>
<math xmlns="http://www.w3.org/1998/Math/MathML" display="block">
  <semantics>
    <mfrac>
      <mrow>
        <mi>d</mi>
        <mrow>
          <mo fence="true" stretchy="false">(</mo>
          <mrow>
            <mrow>
              <msup>
                <mi>m</mi>
                <mn>2</mn>
              </msup>
              <mi>v</mi>
            </mrow>
          </mrow>
          <mo fence="true" stretchy="false">)</mo>
        </mrow>
      </mrow>
      <mi mathvariant="italic">dt</mi>
    </mfrac>
    <annotation encoding="StarMath 5.0">{d(m^2 {v})} over {dt} </annotation>
  </semantics>
</math>
</file>

<file path=Object 2/content.xml><?xml version="1.0" encoding="utf-8"?>
<math xmlns="http://www.w3.org/1998/Math/MathML" display="block">
  <semantics>
    <mfrac>
      <mi mathvariant="italic">dv</mi>
      <mi mathvariant="italic">dt</mi>
    </mfrac>
    <annotation encoding="StarMath 5.0">{dv} over {dt} </annotation>
  </semantics>
</math>
</file>

<file path=Object 3/content.xml><?xml version="1.0" encoding="utf-8"?>
<math xmlns="http://www.w3.org/1998/Math/MathML" display="block">
  <semantics>
    <mfrac>
      <mrow>
        <mi>d</mi>
        <mrow>
          <mo fence="true" stretchy="false">(</mo>
          <mrow>
            <mi mathvariant="italic">mv</mi>
          </mrow>
          <mo fence="true" stretchy="false">)</mo>
        </mrow>
      </mrow>
      <mi mathvariant="italic">dt</mi>
    </mfrac>
    <annotation encoding="StarMath 5.0">{d(mv)} over {dt} </annotation>
  </semantics>
</math>
</file>

<file path=Object 4/content.xml><?xml version="1.0" encoding="utf-8"?>
<math xmlns="http://www.w3.org/1998/Math/MathML" display="block">
  <semantics>
    <mfrac>
      <mrow>
        <mi>d</mi>
        <mrow>
          <mo fence="true" stretchy="false">(</mo>
          <mrow>
            <mi mathvariant="italic">mv</mi>
          </mrow>
          <mo fence="true" stretchy="false">)</mo>
        </mrow>
      </mrow>
      <msup>
        <mi mathvariant="italic">dt</mi>
        <mn>2</mn>
      </msup>
    </mfrac>
    <annotation encoding="StarMath 5.0">{d(mv)} over {dt^2} </annotation>
  </semantics>
</math>
</file>